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015cm" draw:marker-end-width="0.015cm" draw:fill-color="#ffffff" draw:fill-image-width="0cm" draw:fill-image-height="0cm" draw:textarea-vertical-align="middle" fo:padding-top="0.139cm" fo:padding-bottom="0.139cm" fo:padding-left="0.264cm" fo:padding-right="0.264cm" draw:shadow="hidden"/>
    </style:style>
    <style:style style:name="gr2" style:family="graphic" style:parent-style-name="standard">
      <style:graphic-properties svg:stroke-width="0.028cm" svg:stroke-color="#cc0000" draw:marker-start-width="0.015cm" draw:marker-end-width="0.015cm" draw:fill-color="#ffffff" draw:fill-image-width="0cm" draw:fill-image-height="0cm" draw:textarea-vertical-align="middle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2.361cm" fo:min-width="6.204cm" fo:padding-top="0.252cm" fo:padding-bottom="0.252cm" fo:padding-left="0.377cm" fo:padding-right="0.377cm" draw:shadow="hidden"/>
    </style:style>
    <style:style style:name="gr4" style:family="graphic" style:parent-style-name="standard">
      <style:graphic-properties svg:stroke-width="0.018cm" svg:stroke-color="#cc0000" draw:marker-start-width="0cm" draw:marker-end-width="0cm" draw:fill-color="#ffffff" draw:fill-image-width="0cm" draw:fill-image-height="0cm" draw:textarea-vertical-align="middle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2.361cm" fo:min-width="6.674cm" fo:padding-top="0.252cm" fo:padding-bottom="0.252cm" fo:padding-left="0.377cm" fo:padding-right="0.377cm" draw:shadow="hidden"/>
    </style:style>
    <style:style style:name="gr6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2.371cm" fo:min-width="5.501cm" fo:padding-top="0.252cm" fo:padding-bottom="0.252cm" fo:padding-left="0.377cm" fo:padding-right="0.377cm" draw:shadow="hidden"/>
    </style:style>
    <style:style style:name="gr7" style:family="graphic" style:parent-style-name="objectwithoutfill">
      <style:graphic-properties svg:stroke-color="#999999" draw:fill="none" draw:textarea-vertical-align="middle"/>
    </style:style>
    <style:style style:name="P1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cm" fo:line-height="150%" fo:text-align="center"/>
    </style:style>
    <style:style style:name="P3" style:family="paragraph">
      <style:paragraph-properties fo:margin-top="0cm" fo:margin-bottom="0cm" fo:line-height="150%" fo:text-align="center"/>
      <style:text-properties fo:font-size="24pt" fo:font-weight="normal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50%" fo:text-align="center"/>
      <style:text-properties fo:font-size="24pt" fo:font-weight="normal" style:font-size-asian="32pt" style:font-weight-asian="bold" style:font-size-complex="32pt" style:font-weight-complex="bold"/>
    </style:style>
    <style:style style:name="T1" style:family="text">
      <style:text-properties fo:color="#000000" fo:font-size="24pt" fo:font-weight="normal" style:font-size-asian="40pt" style:font-weight-asian="bold" style:font-size-complex="40pt" style:font-weight-complex="bold"/>
    </style:style>
    <style:style style:name="T2" style:family="text">
      <style:text-properties fo:color="#000000" fo:font-size="24pt" fo:font-weight="normal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4cm" svg:height="43.18cm" draw:transform="rotate (1.5707963267946) translate (1.27cm 29.21cm)">
          <text:p/>
        </draw:rect>
        <draw:rect draw:style-name="gr2" draw:text-style-name="P1" draw:layer="layout" svg:width="24.765cm" svg:height="19.05cm" draw:transform="rotate (1.5707963267946) translate (2.407cm 27.609cm)">
          <text:p/>
        </draw:rect>
        <draw:frame draw:style-name="gr3" draw:text-style-name="P3" draw:layer="Layer4" svg:width="6.958cm" svg:height="2.865cm" svg:x="8.453cm" svg:y="13.794cm">
          <draw:text-box>
            <text:p text:style-name="P2"><text:span text:style-name="T1">Full Page</text:span></text:p>
            <text:p text:style-name="P2"><text:span text:style-name="T1">7.5" W x 9.75" H</text:span></text:p>
          </draw:text-box>
        </draw:frame>
        <draw:rect draw:style-name="gr4" draw:text-style-name="P4" draw:layer="layout" svg:width="19.05cm" svg:height="12.065cm" svg:x="24.13cm" svg:y="2.976cm">
          <text:p/>
        </draw:rect>
        <draw:frame draw:style-name="gr3" draw:text-style-name="P3" draw:layer="Layer4" svg:width="6.958cm" svg:height="2.865cm" svg:x="30.176cm" svg:y="7.576cm">
          <draw:text-box>
            <text:p text:style-name="P2"><text:span text:style-name="T1">Half Page</text:span></text:p>
            <text:p text:style-name="P2"><text:span text:style-name="T1">7.5" W x 4.75" H</text:span></text:p>
          </draw:text-box>
        </draw:frame>
        <draw:rect draw:style-name="gr4" draw:text-style-name="P4" draw:layer="layout" svg:width="8.255cm" svg:height="12.065cm" svg:x="24.765cm" svg:y="15.748cm">
          <text:p/>
        </draw:rect>
        <draw:frame draw:style-name="gr5" draw:text-style-name="P5" draw:layer="Layer4" svg:width="7.428cm" svg:height="2.865cm" svg:x="25.178cm" svg:y="20.348cm">
          <draw:text-box>
            <text:p text:style-name="P2"><text:span text:style-name="T2">Quarter Page</text:span></text:p>
            <text:p text:style-name="P2"><text:span text:style-name="T2">3.25" W x 4.75" H</text:span></text:p>
          </draw:text-box>
        </draw:frame>
        <draw:rect draw:style-name="gr4" draw:text-style-name="P4" draw:layer="layout" svg:width="5.08cm" svg:height="8.255cm" draw:transform="rotate (1.5707963267946) translate (34.265cm 20.828cm)">
          <text:p/>
        </draw:rect>
        <draw:frame draw:style-name="gr6" draw:text-style-name="P5" draw:layer="Layer4" svg:width="6.255cm" svg:height="2.875cm" svg:x="35.265cm" svg:y="16.851cm">
          <draw:text-box>
            <text:p text:style-name="P2"><text:span text:style-name="T2">Business Card</text:span></text:p>
            <text:p text:style-name="P2"><text:span text:style-name="T2">3.25" W x 2" H</text:span></text:p>
          </draw:text-box>
        </draw:frame>
        <draw:line draw:style-name="gr7" draw:text-style-name="P4" draw:layer="layout" svg:x1="22.86cm" svg:y1="1.27cm" svg:x2="22.936cm" svg:y2="29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5.72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8T15:48:07.62</meta:creation-date>
    <dc:date>2016-09-09T11:49:11.19</dc:date>
    <meta:editing-duration>PT1H35M35S</meta:editing-duration>
    <meta:editing-cycles>18</meta:editing-cycles>
    <meta:generator>OpenOffice/4.1.2$Win32 OpenOffice.org_project/412m3$Build-9782</meta:generator>
    <meta:document-statistic meta:object-count="10"/>
  </office:meta>
</office:document-meta>
</file>